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public/private rsa key pair.</text:p>
      <text:p text:style-name="P1">Enter file in which to save the key (/home/tomas/.ssh/id_rsa): </text:p>
      <text:p text:style-name="P1">/home/tomas/.ssh/id_rsa already exists.</text:p>
      <text:p text:style-name="P1">Overwrite (y/n)? y</text:p>
      <text:p text:style-name="P1">Enter passphrase (empty for no passphrase): </text:p>
      <text:p text:style-name="P1">Enter same passphrase again: </text:p>
      <text:p text:style-name="P1">Your identification has been saved in /home/tomas/.ssh/id_rsa.</text:p>
      <text:p text:style-name="P1">Your public key has been saved in /home/tomas/.ssh/id_rsa.pub.</text:p>
      <text:p text:style-name="P1">The key fingerprint is:</text:p>
      <text:p text:style-name="P1">SHA256:CwSxpyndyZK3V6EqdXZfaL6r7W0Vf8bdMkWzGo63sUk tomas@tomas-VirtualBox</text:p>
      <text:p text:style-name="P1">The key's randomart image is:</text:p>
      <text:p text:style-name="P1">+---[RSA 2048]----+</text:p>
      <text:p text:style-name="P1">| <text:s text:c="3"/>o. <text:s text:c="10"/>|</text:p>
      <text:p text:style-name="P1">| <text:s text:c="4"/>o <text:s text:c="8"/>..|</text:p>
      <text:p text:style-name="P1">| <text:s text:c="3"/>. o <text:s text:c="2"/>. <text:s text:c="3"/>.o|</text:p>
      <text:p text:style-name="P1">| <text:s text:c="2"/>. O . . . o o.|</text:p>
      <text:p text:style-name="P1">| <text:s/>. * B S o = +o=|</text:p>
      <text:p text:style-name="P1">| <text:s text:c="2"/>. + * + = Eo O|</text:p>
      <text:p text:style-name="P1">| <text:s text:c="3"/>. o o <text:s text:c="2"/>= ==.|</text:p>
      <text:p text:style-name="P1">| <text:s text:c="4"/>. . <text:s text:c="2"/>. *. <text:s/>|</text:p>
      <text:p text:style-name="P1">| <text:s text:c="9"/>.o=o. <text:s/>|</text:p>
      <text:p text:style-name="P1">+----[SHA256]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0:18:35.526277280</meta:creation-date>
    <dc:date>2018-12-14T21:09:43.532588843</dc:date>
    <meta:editing-duration>PT10M21S</meta:editing-duration>
    <meta:editing-cycles>1</meta:editing-cycles>
    <meta:document-statistic meta:table-count="0" meta:image-count="0" meta:object-count="0" meta:page-count="1" meta:paragraph-count="22" meta:word-count="113" meta:character-count="690" meta:non-whitespace-character-count="540"/>
    <meta:generator>LibreOffice/6.0.7.3$Linux_X86_64 LibreOffice_project/00m0$Build-3</meta:generator>
  </office:meta>
</office:document-meta>
</file>